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9C400000753A95CD0762F783F9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2">
      <style:paragraph-properties fo:margin-top="0.25in" fo:margin-bottom="0.0835in" loext:contextual-spacing="false"/>
    </style:style>
    <style:style style:name="P3" style:family="paragraph" style:parent-style-name="Heading_20_1">
      <style:paragraph-properties fo:margin-top="0.278in" fo:margin-bottom="0.0835in" loext:contextual-spacing="false" fo:text-align="center" style:justify-single-word="false"/>
    </style:style>
    <style:style style:name="P4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7r7xnculeznv"/>Dossier Organique</text:p>
      <text:p text:style-name="P3"><text:bookmark text:name="_q14jzu49uakc"/>Bouée</text:p>
      <text:p text:style-name="P1"/>
      <text:p text:style-name="P1"/>
      <text:p text:style-name="P2"><text:bookmark text:name="_wystb6nvkced"/>Diagramme de classe du programme de la bouée</text:p>
      <text:p text:style-name="P1"/>
      <text:p text:style-name="P1"><draw:frame draw:style-name="fr1" draw:name="image2.jpg" text:anchor-type="as-char" svg:width="6.2709in" svg:height="4.7083in" draw:z-index="0"><draw:image xlink:href="Pictures/10000000000009C400000753A95CD0762F783F95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in" fo:margin-bottom="0in" loext:contextual-spacing="tru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4" meta:word-count="11" meta:character-count="66" meta:non-whitespace-character-count="58"/>
    <meta:generator>LibreOfficeDev/5.1.0.3$Linux_X86_64 LibreOffice_project/</meta:generator>
  </office:meta>
</office:document-meta>
</file>